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Text_20_body">COMPTE RENDU DE CONSULTATION Du : <text:span text:style-name="T1"><text:text-input text:description="&lt;formatLang(o.date,date=True)&gt;">&lt;formatLang(o.date,date=True)&gt;</text:text-input></text:span></text:p>
      <text:p text:style-name="Text_20_body">qui serait uniquement une copie de la consultation et pas de modification live.</text:p>
      <text:p text:style-name="Text_20_body">PATIENT AGE</text:p>
      <text:p text:style-name="Text_20_body">MOTIF DE CONSULTATION</text:p>
      <text:p text:style-name="Text_20_body">Commentaire</text:p>
      <text:p text:style-name="Text_20_body">medical history</text:p>
      <text:p text:style-name="Text_20_body">Plainte</text:p>
      <text:p text:style-name="Text_20_body">SA SP TENSION</text:p>
      <text:p text:style-name="Text_20_body">REFRACTION TOUtES </text:p>
      <text:p text:style-name="Text_20_body">CP </text:p>
      <text:p text:style-name="Text_20_body">CONCLUSIO</text:p>
      <text:p text:style-name="Text_20_body"><text:span text:style-name="T1"/></text:p>
      <text:p text:style-name="Text_20_body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><text:text-input text:description="&lt;for each='line in o.refraction_ids'&gt;">&lt;for each='line in o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soft-page-break/>meilleure acuité visuelle corrigée est à </text:p>
      <text:p text:style-name="Text_20_body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/text:p>
      <text:p text:style-name="Text_20_body"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Text_20_body"><text:text-input text:description="&lt;/if&gt;">&lt;/if&gt;</text:text-input></text:p>
      <text:p text:style-name="Text_20_body"><text:text-input text:description="&lt;/for&gt;">&lt;/for&gt;</text:text-input></text:p>
      <text:p text:style-name="Text_20_body"/>
      <text:p text:style-name="Text_20_body">L'examen à la lampe à fente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d</text:text-input></text:p>
      <text:p text:style-name="Text_20_body"><text:text-input text:description="&lt;/for&gt;">&lt;/for&gt;</text:text-input></text:p>
      <text:p text:style-name="Text_20_body"/>
      <text:p text:style-name="Text_20_body">L'examen au biomicroscope indirect à la lentille Volk Superfied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for&gt;">&lt;/for&gt;</text:text-input></text:p>
      <text:p text:style-name="Text_20_body"/>
      <text:p text:style-name="Text_20_body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05T00:42:31</dc:date>
    <meta:editing-duration>P1DT48M14S</meta:editing-duration>
    <meta:editing-cycles>157</meta:editing-cycles>
    <meta:document-statistic meta:table-count="2" meta:image-count="0" meta:object-count="0" meta:page-count="2" meta:paragraph-count="34" meta:word-count="125" meta:character-count="911" meta:non-whitespace-character-count="817"/>
  </office:meta>
</office:document-meta>
</file>